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7A000000541EB64DE7.png"/>
  <manifest:file-entry manifest:media-type="image/gif" manifest:full-path="Pictures/100000000000007C00000047E4753840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3" style:family="table">
      <style:table-properties style:width="18.38cm" fo:margin-left="0cm" table:align="left"/>
    </style:style>
    <style:style style:name="Tableau3.A" style:family="table-column">
      <style:table-column-properties style:column-width="4.692cm"/>
    </style:style>
    <style:style style:name="Tableau3.B" style:family="table-column">
      <style:table-column-properties style:column-width="2.499cm"/>
    </style:style>
    <style:style style:name="Tableau3.C" style:family="table-column">
      <style:table-column-properties style:column-width="11.188cm"/>
    </style:style>
    <style:style style:name="Tableau3.1" style:family="table-row">
      <style:table-row-properties style:min-row-height="1cm" style:use-optimal-row-height="false"/>
    </style:style>
    <style:style style:name="Tableau3.A1" style:family="table-cell">
      <style:table-cell-properties style:vertical-align="middle" fo:padding-left="0.191cm" fo:padding-right="0.191cm" fo:padding-top="0cm" fo:padding-bottom="0cm" fo:border="0.018cm solid #000000"/>
    </style:style>
    <style:style style:name="P1" style:family="paragraph" style:parent-style-name="Pied_20_de_20_page">
      <style:text-properties fo:font-size="9pt" fo:font-weight="bold" style:font-size-asian="9pt" style:font-weight-asian="bold"/>
    </style:style>
    <style:style style:name="P2" style:family="paragraph" style:parent-style-name="Pied_20_de_20_page">
      <style:text-properties fo:font-size="9pt" style:font-size-asian="9pt"/>
    </style:style>
    <style:style style:name="P3" style:family="paragraph" style:parent-style-name="Normal">
      <style:paragraph-properties fo:margin-top="0cm" fo:margin-bottom="0cm"/>
    </style:style>
    <style:style style:name="P4" style:family="paragraph" style:parent-style-name="Normal">
      <style:paragraph-properties fo:margin-top="0cm" fo:margin-bottom="0cm">
        <style:tab-stops>
          <style:tab-stop style:position="8.001cm"/>
        </style:tab-stops>
      </style:paragraph-properties>
    </style:style>
    <style:style style:name="P5" style:family="paragraph" style:parent-style-name="Normal">
      <style:paragraph-properties fo:margin-top="0cm" fo:margin-bottom="0cm"/>
      <style:text-properties fo:color="#365f91"/>
    </style:style>
    <style:style style:name="P6" style:family="paragraph" style:parent-style-name="Normal">
      <style:paragraph-properties fo:margin-top="0cm" fo:margin-bottom="0cm">
        <style:tab-stops>
          <style:tab-stop style:position="9.001cm"/>
        </style:tab-stops>
      </style:paragraph-properties>
    </style:style>
    <style:style style:name="P7" style:family="paragraph" style:parent-style-name="Normal">
      <style:paragraph-properties fo:margin-top="0cm" fo:margin-bottom="0cm" fo:text-align="end" style:justify-single-word="false"/>
    </style:style>
    <style:style style:name="P8" style:family="paragraph" style:parent-style-name="ChampsBDD">
      <style:paragraph-properties>
        <style:tab-stops>
          <style:tab-stop style:position="11.001cm"/>
        </style:tab-stops>
      </style:paragraph-properties>
    </style:style>
    <style:style style:name="P9" style:family="paragraph" style:parent-style-name="Sans_20_interligne">
      <style:text-properties fo:color="#365f91"/>
    </style:style>
    <style:style style:name="P10" style:family="paragraph" style:parent-style-name="Heading_20_1" style:master-page-name="MP0">
      <style:paragraph-properties fo:margin-top="0cm" fo:margin-bottom="0.423cm" fo:text-align="center" style:justify-single-word="false" style:page-number="auto" fo:break-before="page">
        <style:tab-stops>
          <style:tab-stop style:position="11.001cm"/>
        </style:tab-stops>
      </style:paragraph-properties>
    </style:style>
    <style:style style:name="T1" style:family="text">
      <style:text-properties style:language-asian="fr" style:country-asian="FR"/>
    </style:style>
    <style:style style:name="T2" style:family="text">
      <style:text-properties fo:color="#4f81bd" fo:font-weight="bold" style:font-weight-asian="bold" style:font-size-complex="10pt"/>
    </style:style>
    <style:style style:name="T3" style:family="text">
      <style:text-properties style:use-window-font-color="true"/>
    </style:style>
    <style:style style:name="T4" style:family="text">
      <style:text-properties fo:color="#365f91"/>
    </style:style>
    <style:style style:name="T5" style:family="text">
      <style:text-properties fo:font-size="12pt" fo:font-style="italic" style:font-size-asian="12pt" style:font-style-asian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FICHE URGENCE - RESEAUX DE SANTE DE PICARDIE</text:h>
      <text:p text:style-name="P4">NOM : <text:span text:style-name="Police_20_par_20_défaut"><text:span text:style-name="T2">Mme ABAL</text:span></text:span><text:tab/>PRENOM : <text:span text:style-name="Police_20_par_20_défaut"><text:span text:style-name="T2">JEANNE</text:span></text:span></text:p>
      <text:p text:style-name="P4">DATE DE NAISSANCE : <text:span text:style-name="ChampsBDD_20_Car">11/08/1959</text:span><text:tab/>AGE : <text:span text:style-name="ChampsBDD_20_Car">53 ans</text:span></text:p>
      <text:p text:style-name="P3"/>
      <text:p text:style-name="P8"><text:span text:style-name="Police_20_par_20_défaut"><text:span text:style-name="T3">MEDECIN TRAITANT :</text:span></text:span> Dr MARCHAND PIERRE<text:tab/><text:span text:style-name="Police_20_par_20_défaut"><text:span text:style-name="T3">TELEPHONE :</text:span></text:span> 03 23 70 21 49 </text:p>
      <text:p text:style-name="P3">MEDECIN REFERENT SOINS PALLIATIFS : <text:span text:style-name="Police_20_par_20_défaut"><text:span text:style-name="T4">Dr FIGEAC Jonathan - 03 45 78 98 74</text:span></text:span></text:p>
      <text:p text:style-name="P3">REFERENT HOSPITALIER : <text:span text:style-name="Police_20_par_20_défaut"><text:span text:style-name="T4">Isabelle Martin - CH AMIENS - 03 54 78 98 45</text:span></text:span></text:p>
      <text:p text:style-name="P3"/>
      <text:p text:style-name="P3">PATHOLOGIE : <text:span text:style-name="Police_20_par_20_défaut"><text:span text:style-name="T4">Fracture Hanche le 10/02/2013</text:span></text:span></text:p>
      <text:p text:style-name="P3">RISQUES IMMEDIATS : <text:span text:style-name="Police_20_par_20_défaut"><text:span text:style-name="T4">risque de chute (aménagements de l'habitat non finalisés au 19/02/2013)</text:span></text:span></text:p>
      <text:p text:style-name="P3">ANTECEDENTS : (principaux et allergies importantes)</text:p>
      <text:p text:style-name="P5">B99+1 Syndrome infectieux sans cause trouvée</text:p>
      <text:p text:style-name="P3"/>
      <text:p text:style-name="P3">DIRECTIVES ANTICIPEES : <text:span text:style-name="Police_20_par_20_défaut"><text:span text:style-name="T4">OUI</text:span></text:span></text:p>
      <text:p text:style-name="P3"><text:tab/>Si oui, où les trouver ? <text:span text:style-name="Police_20_par_20_défaut"><text:span text:style-name="T4">chez Me GALLOT - BOVES - 03 87 84 84 45</text:span></text:span></text:p>
      <text:p text:style-name="P6"/>
      <text:p text:style-name="P3">PRESCRIPTION PERSONNALISEE ANTICIPEE : <text:span text:style-name="Police_20_par_20_défaut"><text:span text:style-name="T4">NON</text:span></text:span><text:tab/>Si oui, où les trouver ? <text:span text:style-name="Police_20_par_20_défaut"><text:span text:style-name="T4">Stabilisé au 14/02/2013</text:span></text:span></text:p>
      <text:p text:style-name="P6"/>
      <text:p text:style-name="P3">ETAT CLINIQUE INITIAL : <text:span text:style-name="Police_20_par_20_défaut"><text:span text:style-name="T4">SitoPlax 2 mg</text:span></text:span></text:p>
      <text:p text:style-name="P3"/>
      <text:p text:style-name="P3">TRAITEMENTS EN COURS : (antalgiques, sédatifs, anti émétiques)</text:p>
      <text:p text:style-name="P3"/>
      <text:p text:style-name="P3"><text:tab/>PER OS : <text:tab/><text:span text:style-name="Police_20_par_20_défaut"><text:span text:style-name="T4">Camirax 22 mg</text:span></text:span></text:p>
      <text:p text:style-name="P3"><text:tab/>INJECTABLE :<text:tab/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Sans_20_interligne"/>
          </table:table-cell>
          <table:table-cell table:style-name="Tableau3.A1" office:value-type="string">
            <text:p text:style-name="Sans_20_interligne"/>
          </table:table-cell>
          <table:table-cell table:style-name="Tableau3.A1" office:value-type="string">
            <text:p text:style-name="Sans_20_interligne">COMMENTAIRES</text:p>
          </table:table-cell>
        </table:table-row>
        <table:table-row table:style-name="Tableau3.1">
          <table:table-cell table:style-name="Tableau3.A1" office:value-type="string">
            <text:p text:style-name="Sans_20_interligne">OXYGENE</text:p>
          </table:table-cell>
          <table:table-cell table:style-name="Tableau3.A1" office:value-type="string">
            <text:p text:style-name="Sans_20_interligne"><text:span text:style-name="Police_20_par_20_défaut"><text:span text:style-name="T4">NON</text:span></text:span></text:p>
          </table:table-cell>
          <table:table-cell table:style-name="Tableau3.A1" office:value-type="string">
            <text:p text:style-name="P9">depuis le 15/02/2013</text:p>
            <text:p text:style-name="P9"/>
          </table:table-cell>
        </table:table-row>
        <table:table-row table:style-name="Tableau3.1">
          <table:table-cell table:style-name="Tableau3.A1" office:value-type="string">
            <text:p text:style-name="Sans_20_interligne">ACCES VEINEUX PERIPHERIQUE</text:p>
          </table:table-cell>
          <table:table-cell table:style-name="Tableau3.A1" office:value-type="string">
            <text:p text:style-name="Sans_20_interligne"><text:span text:style-name="Police_20_par_20_défaut"><text:span text:style-name="T4">OUI</text:span></text:span></text:p>
          </table:table-cell>
          <table:table-cell table:style-name="Tableau3.A1" office:value-type="string">
            <text:p text:style-name="P9"/>
            <text:p text:style-name="P9"/>
          </table:table-cell>
        </table:table-row>
        <table:table-row table:style-name="Tableau3.1">
          <table:table-cell table:style-name="Tableau3.A1" office:value-type="string">
            <text:p text:style-name="Sans_20_interligne">ACCES VEINEUX CENTRAL</text:p>
          </table:table-cell>
          <table:table-cell table:style-name="Tableau3.A1" office:value-type="string">
            <text:p text:style-name="Sans_20_interligne"><text:span text:style-name="Police_20_par_20_défaut"><text:span text:style-name="T4">NON</text:span></text:span></text:p>
          </table:table-cell>
          <table:table-cell table:style-name="Tableau3.A1" office:value-type="string">
            <text:p text:style-name="P9"/>
            <text:p text:style-name="P9"/>
          </table:table-cell>
        </table:table-row>
        <table:table-row table:style-name="Tableau3.1">
          <table:table-cell table:style-name="Tableau3.A1" office:value-type="string">
            <text:p text:style-name="Sans_20_interligne">GPE</text:p>
          </table:table-cell>
          <table:table-cell table:style-name="Tableau3.A1" office:value-type="string">
            <text:p text:style-name="Sans_20_interligne"><text:span text:style-name="Police_20_par_20_défaut"><text:span text:style-name="T4">NON</text:span></text:span></text:p>
          </table:table-cell>
          <table:table-cell table:style-name="Tableau3.A1" office:value-type="string">
            <text:p text:style-name="P9"/>
            <text:p text:style-name="P9"/>
          </table:table-cell>
        </table:table-row>
        <table:table-row table:style-name="Tableau3.1">
          <table:table-cell table:style-name="Tableau3.A1" office:value-type="string">
            <text:p text:style-name="Sans_20_interligne">SNG</text:p>
          </table:table-cell>
          <table:table-cell table:style-name="Tableau3.A1" office:value-type="string">
            <text:p text:style-name="Sans_20_interligne"><text:span text:style-name="Police_20_par_20_défaut"><text:span text:style-name="T4">NON</text:span></text:span></text:p>
          </table:table-cell>
          <table:table-cell table:style-name="Tableau3.A1" office:value-type="string">
            <text:p text:style-name="P9">depuis le 15/02/2013</text:p>
            <text:p text:style-name="P9"/>
          </table:table-cell>
        </table:table-row>
        <table:table-row table:style-name="Tableau3.1">
          <table:table-cell table:style-name="Tableau3.A1" office:value-type="string">
            <text:p text:style-name="Sans_20_interligne">TRACHEO</text:p>
          </table:table-cell>
          <table:table-cell table:style-name="Tableau3.A1" office:value-type="string">
            <text:p text:style-name="Sans_20_interligne"><text:span text:style-name="Police_20_par_20_défaut"><text:span text:style-name="T4">OUI</text:span></text:span></text:p>
          </table:table-cell>
          <table:table-cell table:style-name="Tableau3.A1" office:value-type="string">
            <text:p text:style-name="P9">depuis le 15/02/2013</text:p>
            <text:p text:style-name="P9"/>
          </table:table-cell>
        </table:table-row>
      </table:table>
      <text:p text:style-name="P3"/>
      <text:p text:style-name="P7"><text:span text:style-name="Police_20_par_20_défaut"><text:span text:style-name="T5">Fiche actualisée au : </text:span></text:span><text:span text:style-name="Police_20_par_20_défaut"><text:span text:style-name="T4">19/02/2013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size-complex="14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hampsBDD" style:family="paragraph" style:parent-style-name="Normal">
      <style:paragraph-properties fo:margin-top="0cm" fo:margin-bottom="0cm" fo:hyphenation-ladder-count="no-limit">
        <style:tab-stops>
          <style:tab-stop style:position="8.001cm"/>
        </style:tab-stops>
      </style:paragraph-properties>
      <style:text-properties fo:color="#365f91" style:font-size-complex="10pt" fo:hyphenate="false" fo:hyphenation-remain-char-count="0" fo:hyphenation-push-char-count="0"/>
    </style:style>
    <style:style style:name="Sans_20_interligne" style:display-name="Sans interligne" style:family="paragraph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font-name-complex="Tahoma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1_20_Car" style:display-name="Titre 1 Car" style:family="text" style:parent-style-name="Police_20_par_20_défau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hampsBDD_20_Car" style:display-name="ChampsBDD Car" style:family="text" style:parent-style-name="Police_20_par_20_défaut">
      <style:text-properties fo:color="#365f91" style:font-size-complex="1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.135cm" fo:margin-left="0.441cm" table:align="left"/>
    </style:style>
    <style:style style:name="Tableau1.A" style:family="table-column">
      <style:table-column-properties style:column-width="3.715cm"/>
    </style:style>
    <style:style style:name="Tableau1.B" style:family="table-column">
      <style:table-column-properties style:column-width="3.228cm"/>
    </style:style>
    <style:style style:name="Tableau1.C" style:family="table-column">
      <style:table-column-properties style:column-width="11.192cm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10.811cm" fo:margin-left="0cm" table:align="left"/>
    </style:style>
    <style:style style:name="Tableau2.A" style:family="table-column">
      <style:table-column-properties style:column-width="3.551cm"/>
    </style:style>
    <style:style style:name="Tableau2.B" style:family="table-column">
      <style:table-column-properties style:column-width="3.508cm"/>
    </style:style>
    <style:style style:name="Tableau2.C" style:family="table-column">
      <style:table-column-properties style:column-width="3.752cm"/>
    </style:style>
    <style:style style:name="Tableau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Footer">
      <style:text-properties fo:font-size="9pt" fo:font-weight="bold" style:font-size-asian="9pt" style:font-weight-asian="bold"/>
    </style:style>
    <style:style style:name="MP2" style:family="paragraph" style:parent-style-name="Footer">
      <style:text-properties fo:font-size="9pt" style:font-size-asian="9pt"/>
    </style:style>
    <style:style style:name="MT1" style:family="text">
      <style:text-properties style:language-asian="fr" style:country-asian="FR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0.716cm" fo:margin-left="1.501cm" fo:margin-right="1.501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8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Footer"><text:span text:style-name="Police_20_par_20_défaut"><text:span text:style-name="MT1"><draw:frame draw:style-name="Mfr1" draw:name="Image 1" text:anchor-type="as-char" svg:y="0cm" svg:width="3.281cm" style:rel-width="scale" svg:height="1.879cm" style:rel-height="scale" draw:z-index="0"><draw:image xlink:href="Pictures/100000000000007C00000047E4753840.gif" xlink:type="simple" xlink:show="embed" xlink:actuate="onLoad"/><svg:desc>Logo ARS</svg:desc></draw:frame></text:span></text:span></text:p>
            </table:table-cell>
            <table:table-cell table:style-name="Tableau1.A1" office:value-type="string">
              <text:p text:style-name="Footer"><text:span text:style-name="Police_20_par_20_défaut"><text:span text:style-name="MT1"><draw:frame draw:style-name="Mfr1" draw:name="Image 4" text:anchor-type="as-char" svg:y="0cm" svg:width="2.831cm" style:rel-width="scale" svg:height="1.949cm" style:rel-height="scale" draw:z-index="1"><draw:image xlink:href="Pictures/100002010000007A000000541EB64DE7.png" xlink:type="simple" xlink:show="embed" xlink:actuate="onLoad"/><svg:desc>http://www.esante-picardie.com/wp-content/themes/esante-picardie/images/logo-gcs.png</svg:desc></draw:frame></text:span></text:span></text:p>
            </table:table-cell>
            <table:table-cell table:style-name="Tableau1.A1" office:value-type="string">
              <table:table table:name="Tableau2" table:style-name="Tableau2">
                <table:table-column table:style-name="Tableau2.A"/>
                <table:table-column table:style-name="Tableau2.B"/>
                <table:table-column table:style-name="Tableau2.C"/>
                <table:table-row>
                  <table:table-cell table:style-name="Tableau2.A1" office:value-type="string">
                    <text:p text:style-name="MP1">Les Réseaux de Soins Palliatifs de Picardie</text:p>
                  </table:table-cell>
                  <table:table-cell table:style-name="Tableau2.A1" office:value-type="string">
                    <text:p text:style-name="MP2">RSCC (Compiègne)</text:p>
                    <text:p text:style-name="MP2">03 44 20 36 53</text:p>
                    <text:p text:style-name="MP2"/>
                  </table:table-cell>
                  <table:table-cell table:style-name="Tableau2.A1" office:value-type="string">
                    <text:p text:style-name="MP2">RSPHP (Saint Quentin)</text:p>
                    <text:p text:style-name="MP2">03 23 60 73 32</text:p>
                  </table:table-cell>
                </table:table-row>
                <table:table-row>
                  <table:table-cell table:style-name="Tableau2.A1" office:value-type="string">
                    <text:p text:style-name="MP2">CECILIA (Soissons)</text:p>
                    <text:p text:style-name="MP2">03 23 75 71 71</text:p>
                  </table:table-cell>
                  <table:table-cell table:style-name="Tableau2.A1" office:value-type="string">
                    <text:p text:style-name="MP2">PALPI 80 (Amiens)</text:p>
                    <text:p text:style-name="MP2">03 22 48 03 87</text:p>
                  </table:table-cell>
                  <table:table-cell table:style-name="Tableau2.A1" office:value-type="string">
                    <text:p text:style-name="MP2">ACSSO (Nogent sur Oise)</text:p>
                    <text:p text:style-name="MP2">03 60 74 10 00</text:p>
                  </table:table-cell>
                </table:table-row>
              </table:table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JeanBenoit</meta:initial-creator>
    <dc:creator>JeanBenoit</dc:creator>
    <meta:creation-date>2013-02-18T22:29:00Z</meta:creation-date>
    <dc:date>2013-02-19T07:46:00Z</dc:date>
    <meta:editing-cycles>17</meta:editing-cycles>
    <meta:editing-duration>PT4200S</meta:editing-duration>
    <meta:document-statistic meta:table-count="3" meta:image-count="2" meta:object-count="0" meta:page-count="1" meta:paragraph-count="47" meta:word-count="231" meta:character-count="1267"/>
    <meta:template xlink:type="simple" xlink:actuate="onRequest" xlink:title="" xlink:href="../../../../../../../Downloads/Fiche_Urgence_Picardie_0_4__09_04_2013__15_06.odt/Normal.dotm"/>
  </office:meta>
</office:document-meta>
</file>